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8fd" officeooo:paragraph-rsid="000998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O=0</text:p>
      <text:p text:style-name="P1">AUTOCONN=1</text:p>
      <text:p text:style-name="P1">BATT_THRESH=4250 145 150 155 165 175</text:p>
      <text:p text:style-name="P1">BATT_CURR=150</text:p>
      <text:p text:style-name="P1">BAUD=115200</text:p>
      <text:p text:style-name="P1">BLE_AUTO_ADV=OFF</text:p>
      <text:p text:style-name="P1">BLE_ROLE=1</text:p>
      <text:p text:style-name="P1">BPS=16</text:p>
      <text:p text:style-name="P1">CLASSIC_ROLE=0 0</text:p>
      <text:p text:style-name="P1">CMD_TO=20</text:p>
      <text:p text:style-name="P1">COD=240404</text:p>
      <text:p text:style-name="P1">CODEC=0 0 1 1 0</text:p>
      <text:p text:style-name="P1">CONN_TO=0</text:p>
      <text:p text:style-name="P1">DEEP_SLEEP=OFF</text:p>
      <text:p text:style-name="P1">DEVICE_ID=0000 0000 0000 0000 0000 0000 0000 0000</text:p>
      <text:p text:style-name="P1">DISCOVERABLE=1 6000</text:p>
      <text:p text:style-name="P1">ENABLE_A2DP=ON</text:p>
      <text:p text:style-name="P1">ENABLE_ANDROID_BLE=OFF</text:p>
      <text:p text:style-name="P1">ENABLE_AVRCP=ON</text:p>
      <text:p text:style-name="P1">ENABLE_BATT_IND=OFF</text:p>
      <text:p text:style-name="P1">ENABLE_HFP=ON</text:p>
      <text:p text:style-name="P1">ENABLE_HFP_CVC=OFF</text:p>
      <text:p text:style-name="P1">ENABLE_HFP_NREC=OFF</text:p>
      <text:p text:style-name="P1">ENABLE_HFP_WBS=ON</text:p>
      <text:p text:style-name="P1">ENABLE_LED=ON</text:p>
      <text:p text:style-name="P1">ENABLE_MAP=ON</text:p>
      <text:p text:style-name="P1">ENABLE_PBAP=ON</text:p>
      <text:p text:style-name="P1">ENABLE_RAW_DATA=OFF</text:p>
      <text:p text:style-name="P1">ENABLE_SIRI_STATUS=OFF</text:p>
      <text:p text:style-name="P1">ENABLE_SPP=ON</text:p>
      <text:p text:style-name="P1">HID_ROLE=0</text:p>
      <text:p text:style-name="P1">ENABLE_SPP_SNIFF=OFF 0 0 0 0 0</text:p>
      <text:p text:style-name="P1">IBEACON_MAJOR=8765</text:p>
      <text:p text:style-name="P1">IBEACON_MINOR=4321</text:p>
      <text:p text:style-name="P1">IBEACON_POWER=-35</text:p>
      <text:p text:style-name="P1">IBEACON_UUID=9F B3 43 C4 A0 71 48 08 86 45 58 DC A0 FF 12 99</text:p>
      <text:p text:style-name="P1">FLOW_CTRL=OFF</text:p>
      <text:p text:style-name="P1">FORCE_ANALOG_MIC=OFF</text:p>
      <text:p text:style-name="P1">GPIOCONTROL=ON</text:p>
      <text:p text:style-name="P1">I2S=0002</text:p>
      <text:p text:style-name="P1">INPUT_GAIN=15</text:p>
      <text:p text:style-name="P1">LOCAL_ADDR=20FABB021DB8</text:p>
      <text:p text:style-name="P1">MAX_REC=2</text:p>
      <text:p text:style-name="P1">MM=0 0 0 0 0 0 0 0</text:p>
      <text:p text:style-name="P1">MUSIC_META_DATA=ON</text:p>
      <text:p text:style-name="P1">NAME=BC127_ZBMC</text:p>
      <text:p text:style-name="P1">NAME_SHORT=BC127SF</text:p>
      <text:p text:style-name="P1">PARITY=1</text:p>
      <text:p text:style-name="P1">PIN=0000</text:p>
      <text:p text:style-name="P1"><text:soft-page-break/>REMOTE_ADDR=D4F46FABBF60</text:p>
      <text:p text:style-name="P1">RSSI_THRESH=-75</text:p>
      <text:p text:style-name="P1">SPP_TRANSPARENT=OFF</text:p>
      <text:p text:style-name="P1">SSP_CAPS=3</text:p>
      <text:p text:style-name="P1">TWS_MODE=0</text:p>
      <text:p text:style-name="P1">USB_HOST=OFF</text:p>
      <text:p text:style-name="P1">UUID_DATA=89F7 D93C</text:p>
      <text:p text:style-name="P1">UUID_SRV=68E3 28F0</text:p>
      <text:p text:style-name="P1">UUID_SPP=00 00 11 01 00 00 10 00 80 00 00 80 5F 9B 34 FB</text:p>
      <text:p text:style-name="P1">VREG_ROLE=1</text:p>
      <text:p text:style-name="P1">WIRED=8 8 0 0</text:p>
      <text:p text:style-name="P1">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1:35:29.615073431</meta:creation-date>
    <dc:date>2015-05-04T11:37:21.034752519</dc:date>
    <meta:editing-duration>P0D</meta:editing-duration>
    <meta:editing-cycles>1</meta:editing-cycles>
    <meta:document-statistic meta:table-count="0" meta:image-count="0" meta:object-count="0" meta:page-count="2" meta:paragraph-count="61" meta:word-count="126" meta:character-count="1028" meta:non-whitespace-character-count="963"/>
    <meta:generator>LibreOffice/4.2.8.2$Linux_X86_64 LibreOffice_project/420m0$Build-2</meta:generator>
  </office:meta>
</office:document-meta>
</file>